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4.226cm" table:align="margins"/>
    </style:style>
    <style:style style:name="Tabla8.A" style:family="table-column">
      <style:table-column-properties style:column-width="14.226cm" style:rel-column-width="65535*"/>
    </style:style>
    <style:style style:name="Tabla8.A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background-color="#ff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4.226cm" table:align="margins"/>
    </style:style>
    <style:style style:name="Tabla1.A" style:family="table-column">
      <style:table-column-properties style:column-width="3.212cm" style:rel-column-width="14801*"/>
    </style:style>
    <style:style style:name="Tabla1.B" style:family="table-column">
      <style:table-column-properties style:column-width="11.014cm" style:rel-column-width="50734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4.226cm" table:align="margins"/>
    </style:style>
    <style:style style:name="Tabla2.A" style:family="table-column">
      <style:table-column-properties style:column-width="3.212cm" style:rel-column-width="14801*"/>
    </style:style>
    <style:style style:name="Tabla2.B" style:family="table-column">
      <style:table-column-properties style:column-width="11.014cm" style:rel-column-width="50734*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style:vertical-align="middle"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4.226cm" table:align="margins"/>
    </style:style>
    <style:style style:name="Tabla3.A" style:family="table-column">
      <style:table-column-properties style:column-width="3.212cm" style:rel-column-width="14801*"/>
    </style:style>
    <style:style style:name="Tabla3.B" style:family="table-column">
      <style:table-column-properties style:column-width="11.014cm" style:rel-column-width="50734*"/>
    </style:style>
    <style:style style:name="Tabla3.A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style:vertical-align="middle" fo:background-color="#cc99ff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style:vertical-align="middle" fo:background-color="#cc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style:vertical-align="middle"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a3.B4" style:family="table-cell">
      <style:table-cell-properties style:vertical-align="middle"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4.226cm" table:align="margins"/>
    </style:style>
    <style:style style:name="Tabla7.A" style:family="table-column">
      <style:table-column-properties style:column-width="3.212cm" style:rel-column-width="14801*"/>
    </style:style>
    <style:style style:name="Tabla7.B" style:family="table-column">
      <style:table-column-properties style:column-width="11.014cm" style:rel-column-width="50734*"/>
    </style:style>
    <style:style style:name="Tabla7.A1" style:family="table-cell">
      <style:table-cell-properties style:vertical-align="middle" fo:padding="0.097cm" fo:border="0.05pt solid #000000"/>
    </style:style>
    <style:style style:name="Tabla7.A2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4.226cm" table:align="margins"/>
    </style:style>
    <style:style style:name="Tabla9.A" style:family="table-column">
      <style:table-column-properties style:column-width="14.226cm" style:rel-column-width="65535*"/>
    </style:style>
    <style:style style:name="Tabla9.A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4.226cm" table:align="margins"/>
    </style:style>
    <style:style style:name="Tabla10.A" style:family="table-column">
      <style:table-column-properties style:column-width="14.226cm" style:rel-column-width="65535*"/>
    </style:style>
    <style:style style:name="Tabla10.A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4.226cm" table:align="margins"/>
    </style:style>
    <style:style style:name="Tabla11.A" style:family="table-column">
      <style:table-column-properties style:column-width="3.212cm" style:rel-column-width="14801*"/>
    </style:style>
    <style:style style:name="Tabla11.B" style:family="table-column">
      <style:table-column-properties style:column-width="11.014cm" style:rel-column-width="50734*"/>
    </style:style>
    <style:style style:name="Tabla11.A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style:vertical-align="middle" fo:background-color="#cc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4.226cm" table:align="margins"/>
    </style:style>
    <style:style style:name="Tabla12.A" style:family="table-column">
      <style:table-column-properties style:column-width="3.212cm" style:rel-column-width="14801*"/>
    </style:style>
    <style:style style:name="Tabla12.B" style:family="table-column">
      <style:table-column-properties style:column-width="11.014cm" style:rel-column-width="50734*"/>
    </style:style>
    <style:style style:name="Tabla12.A1" style:family="table-cell">
      <style:table-cell-properties style:vertical-align="middle" fo:padding="0.097cm" fo:border="0.05pt solid #000000"/>
    </style:style>
    <style:style style:name="Tabla12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a12.B3" style:family="table-cell">
      <style:table-cell-properties style:vertical-align="middle"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4.226cm" table:align="margins"/>
    </style:style>
    <style:style style:name="Tabla4.A" style:family="table-column">
      <style:table-column-properties style:column-width="3.212cm" style:rel-column-width="14801*"/>
    </style:style>
    <style:style style:name="Tabla4.B" style:family="table-column">
      <style:table-column-properties style:column-width="11.014cm" style:rel-column-width="50734*"/>
    </style:style>
    <style:style style:name="Tabla4.A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style:vertical-align="middle"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style:vertical-align="middle" fo:background-color="#cc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274795" officeooo:paragraph-rsid="00274795"/>
    </style:style>
    <style:style style:name="P2" style:family="paragraph" style:parent-style-name="Standard">
      <style:text-properties fo:font-size="10pt" officeooo:rsid="001ef51e" officeooo:paragraph-rsid="001ef51e" style:font-size-asian="10pt" style:font-size-complex="10pt"/>
    </style:style>
    <style:style style:name="P3" style:family="paragraph" style:parent-style-name="Standard">
      <style:text-properties fo:font-size="10pt" officeooo:rsid="001f3ca6" officeooo:paragraph-rsid="0035eebd" style:font-size-asian="10pt" style:font-size-complex="10pt"/>
    </style:style>
    <style:style style:name="P4" style:family="paragraph" style:parent-style-name="Standard">
      <style:text-properties fo:font-size="10pt" officeooo:rsid="001f3ca6" officeooo:paragraph-rsid="001ef51e" style:font-size-asian="10pt" style:font-size-complex="10pt"/>
    </style:style>
    <style:style style:name="P5" style:family="paragraph" style:parent-style-name="Standard">
      <style:text-properties fo:font-size="10pt" officeooo:rsid="001fd370" officeooo:paragraph-rsid="001fd370" style:font-size-asian="10pt" style:font-size-complex="10pt"/>
    </style:style>
    <style:style style:name="P6" style:family="paragraph" style:parent-style-name="Standard">
      <style:text-properties fo:font-size="10pt" officeooo:rsid="00209188" officeooo:paragraph-rsid="0037a725" style:font-size-asian="10pt" style:font-size-complex="10pt"/>
    </style:style>
    <style:style style:name="P7" style:family="paragraph" style:parent-style-name="Standard">
      <style:text-properties fo:font-size="10pt" officeooo:rsid="00209188" officeooo:paragraph-rsid="003b1fcc" style:font-size-asian="10pt" style:font-size-complex="10pt"/>
    </style:style>
    <style:style style:name="P8" style:family="paragraph" style:parent-style-name="Standard">
      <style:text-properties officeooo:paragraph-rsid="00384aa8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fo:font-weight="bold" officeooo:rsid="001ef51e" officeooo:paragraph-rsid="001ef51e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text-properties officeooo:paragraph-rsid="0039e2dd"/>
    </style:style>
    <style:style style:name="P11" style:family="paragraph" style:parent-style-name="Standard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b1fcc" officeooo:paragraph-rsid="003b1fcc" style:font-size-asian="10pt" style:font-weight-asian="bold" style:font-size-complex="10pt" style:font-weight-complex="bold"/>
    </style:style>
    <style:style style:name="P12" style:family="paragraph" style:parent-style-name="Table_20_Contents" style:list-style-name="L5">
      <style:text-properties officeooo:rsid="0030d039" officeooo:paragraph-rsid="0030d039"/>
    </style:style>
    <style:style style:name="P13" style:family="paragraph" style:parent-style-name="Table_20_Contents">
      <style:text-properties fo:font-size="10pt" officeooo:rsid="0021b117" officeooo:paragraph-rsid="00360229" style:font-size-asian="10pt" style:font-size-complex="10pt"/>
    </style:style>
    <style:style style:name="P14" style:family="paragraph" style:parent-style-name="Table_20_Contents">
      <style:text-properties fo:font-size="10pt" officeooo:rsid="0021b117" officeooo:paragraph-rsid="0021b117" style:font-size-asian="10pt" style:font-size-complex="10pt"/>
    </style:style>
    <style:style style:name="P15" style:family="paragraph" style:parent-style-name="Table_20_Contents">
      <style:text-properties fo:font-size="10pt" officeooo:rsid="0023b755" officeooo:paragraph-rsid="0023b755" style:font-size-asian="10pt" style:font-size-complex="10pt"/>
    </style:style>
    <style:style style:name="P16" style:family="paragraph" style:parent-style-name="Table_20_Contents" style:list-style-name="L1">
      <style:text-properties fo:font-size="10pt" officeooo:rsid="0023b755" officeooo:paragraph-rsid="0023b755" style:font-size-asian="10pt" style:font-size-complex="10pt"/>
    </style:style>
    <style:style style:name="P17" style:family="paragraph" style:parent-style-name="Table_20_Contents" style:list-style-name="L1">
      <style:text-properties fo:font-size="10pt" officeooo:rsid="0024b53f" officeooo:paragraph-rsid="0024b53f" style:font-size-asian="10pt" style:font-size-complex="10pt"/>
    </style:style>
    <style:style style:name="P18" style:family="paragraph" style:parent-style-name="Table_20_Contents">
      <style:text-properties fo:font-size="10pt" officeooo:rsid="0024b53f" officeooo:paragraph-rsid="0024b53f" style:font-size-asian="10pt" style:font-size-complex="10pt"/>
    </style:style>
    <style:style style:name="P19" style:family="paragraph" style:parent-style-name="Table_20_Contents">
      <style:text-properties fo:font-size="10pt" officeooo:rsid="00252740" officeooo:paragraph-rsid="00252740" style:font-size-asian="10pt" style:font-size-complex="10pt"/>
    </style:style>
    <style:style style:name="P20" style:family="paragraph" style:parent-style-name="Table_20_Contents">
      <style:text-properties fo:font-size="10pt" officeooo:rsid="00227afa" officeooo:paragraph-rsid="00360229" style:font-size-asian="10pt" style:font-size-complex="10pt"/>
    </style:style>
    <style:style style:name="P21" style:family="paragraph" style:parent-style-name="Table_20_Contents">
      <style:text-properties fo:font-size="10pt" officeooo:rsid="00227afa" officeooo:paragraph-rsid="00227afa" style:font-size-asian="10pt" style:font-size-complex="10pt"/>
    </style:style>
    <style:style style:name="P22" style:family="paragraph" style:parent-style-name="Table_20_Contents">
      <style:text-properties fo:font-size="10pt" officeooo:rsid="00257f38" officeooo:paragraph-rsid="00257f38" style:font-size-asian="10pt" style:font-size-complex="10pt"/>
    </style:style>
    <style:style style:name="P23" style:family="paragraph" style:parent-style-name="Table_20_Contents">
      <style:text-properties fo:font-size="10pt" officeooo:rsid="00274795" officeooo:paragraph-rsid="00274795" style:font-size-asian="10pt" style:font-size-complex="10pt"/>
    </style:style>
    <style:style style:name="P24" style:family="paragraph" style:parent-style-name="Table_20_Contents">
      <style:text-properties fo:font-size="10pt" officeooo:rsid="00290ded" officeooo:paragraph-rsid="00290ded" style:font-size-asian="10pt" style:font-size-complex="10pt"/>
    </style:style>
    <style:style style:name="P25" style:family="paragraph" style:parent-style-name="Table_20_Contents" style:list-style-name="L2">
      <style:text-properties fo:font-size="10pt" officeooo:rsid="00290ded" officeooo:paragraph-rsid="00290ded" style:font-size-asian="10pt" style:font-size-complex="10pt"/>
    </style:style>
    <style:style style:name="P26" style:family="paragraph" style:parent-style-name="Table_20_Contents">
      <style:text-properties fo:font-size="10pt" officeooo:rsid="002b08a7" officeooo:paragraph-rsid="002b08a7" style:font-size-asian="10pt" style:font-size-complex="10pt"/>
    </style:style>
    <style:style style:name="P27" style:family="paragraph" style:parent-style-name="Table_20_Contents" style:list-style-name="L3">
      <style:text-properties fo:font-size="10pt" officeooo:rsid="002b08a7" officeooo:paragraph-rsid="0039e2dd" style:font-size-asian="10pt" style:font-size-complex="10pt"/>
    </style:style>
    <style:style style:name="P28" style:family="paragraph" style:parent-style-name="Table_20_Contents">
      <style:text-properties fo:font-size="10pt" officeooo:rsid="002b08a7" officeooo:paragraph-rsid="0039e2dd" style:font-size-asian="10pt" style:font-size-complex="10pt"/>
    </style:style>
    <style:style style:name="P29" style:family="paragraph" style:parent-style-name="Table_20_Contents">
      <style:text-properties fo:font-size="10pt" officeooo:rsid="002d026a" officeooo:paragraph-rsid="0039e2dd" style:font-size-asian="10pt" style:font-size-complex="10pt"/>
    </style:style>
    <style:style style:name="P30" style:family="paragraph" style:parent-style-name="Table_20_Contents">
      <style:text-properties fo:font-size="10pt" officeooo:rsid="002e5322" officeooo:paragraph-rsid="0039e2dd" style:font-size-asian="10pt" style:font-size-complex="10pt"/>
    </style:style>
    <style:style style:name="P31" style:family="paragraph" style:parent-style-name="Table_20_Contents">
      <style:text-properties fo:font-size="10pt" officeooo:rsid="002f5f8c" officeooo:paragraph-rsid="00384aa8" style:font-size-asian="10pt" style:font-size-complex="10pt"/>
    </style:style>
    <style:style style:name="P32" style:family="paragraph" style:parent-style-name="Table_20_Contents">
      <style:text-properties fo:font-size="10pt" officeooo:rsid="0030d039" officeooo:paragraph-rsid="0030d039" style:font-size-asian="10pt" style:font-size-complex="10pt"/>
    </style:style>
    <style:style style:name="P33" style:family="paragraph" style:parent-style-name="Table_20_Contents" style:list-style-name="L4">
      <style:text-properties fo:font-size="10pt" officeooo:rsid="0030d039" officeooo:paragraph-rsid="0030d039" style:font-size-asian="10pt" style:font-size-complex="10pt"/>
    </style:style>
    <style:style style:name="P34" style:family="paragraph" style:parent-style-name="Table_20_Contents" style:list-style-name="L5">
      <style:text-properties fo:font-size="10pt" officeooo:rsid="0030d039" officeooo:paragraph-rsid="0030d039" style:font-size-asian="10pt" style:font-size-complex="10pt"/>
    </style:style>
    <style:style style:name="P35" style:family="paragraph" style:parent-style-name="Table_20_Contents">
      <style:text-properties fo:font-size="10pt" officeooo:rsid="0031fedd" officeooo:paragraph-rsid="0031fedd" style:font-size-asian="10pt" style:font-size-complex="10pt"/>
    </style:style>
    <style:style style:name="P36" style:family="paragraph" style:parent-style-name="Table_20_Contents">
      <style:text-properties fo:font-size="10pt" officeooo:rsid="0031fedd" officeooo:paragraph-rsid="003306fe" style:font-size-asian="10pt" style:font-size-complex="10pt"/>
    </style:style>
    <style:style style:name="P37" style:family="paragraph" style:parent-style-name="Table_20_Contents">
      <style:text-properties fo:font-size="10pt" officeooo:rsid="003306fe" officeooo:paragraph-rsid="003306fe" style:font-size-asian="10pt" style:font-size-complex="10pt"/>
    </style:style>
    <style:style style:name="P38" style:family="paragraph" style:parent-style-name="Table_20_Contents" style:list-style-name="L6">
      <style:text-properties fo:font-size="10pt" officeooo:rsid="003306fe" officeooo:paragraph-rsid="003306fe" style:font-size-asian="10pt" style:font-size-complex="10pt"/>
    </style:style>
    <style:style style:name="P39" style:family="paragraph" style:parent-style-name="Table_20_Contents">
      <style:text-properties fo:font-size="10pt" officeooo:rsid="0034d6ba" officeooo:paragraph-rsid="0034d6ba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252740" officeooo:paragraph-rsid="00360229" style:font-size-asian="10pt" style:font-weight-asian="bold" style:font-size-complex="10pt" style:font-weight-complex="bold"/>
    </style:style>
    <style:style style:name="P4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0d039" officeooo:paragraph-rsid="0030d039" style:font-size-asian="10pt" style:font-weight-asian="bold" style:font-size-complex="10pt" style:font-weight-complex="bold"/>
    </style:style>
    <style:style style:name="P4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60229" officeooo:paragraph-rsid="00360229" style:font-size-asian="10pt" style:font-weight-asian="bold" style:font-size-complex="10pt" style:font-weight-complex="bold"/>
    </style:style>
    <style:style style:name="P43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60229" officeooo:paragraph-rsid="0039e2dd" style:font-size-asian="10pt" style:font-weight-asian="bold" style:font-size-complex="10pt" style:font-weight-complex="bold"/>
    </style:style>
    <style:style style:name="P44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252740" officeooo:paragraph-rsid="00252740" style:font-size-asian="10pt" style:font-weight-asian="bold" style:font-size-complex="10pt" style:font-weight-complex="bold"/>
    </style:style>
    <style:style style:name="P4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2f5f8c" officeooo:paragraph-rsid="00384aa8" style:font-size-asian="10pt" style:font-weight-asian="bold" style:font-size-complex="10pt" style:font-weight-complex="bold"/>
    </style:style>
    <style:style style:name="P4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21b117" officeooo:paragraph-rsid="0021b117" style:font-size-asian="10pt" style:font-weight-asian="bold" style:font-size-complex="10pt" style:font-weight-complex="bold"/>
    </style:style>
    <style:style style:name="P47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10pt" fo:font-weight="bold" officeooo:rsid="0037a725" officeooo:paragraph-rsid="0037a725" style:font-size-asian="10pt" style:font-weight-asian="bold" style:font-size-complex="10pt" style:font-weight-complex="bold"/>
    </style:style>
    <style:style style:name="T1" style:family="text">
      <style:text-properties officeooo:rsid="00257f38"/>
    </style:style>
    <style:style style:name="T2" style:family="text">
      <style:text-properties officeooo:rsid="002e5322"/>
    </style:style>
    <style:style style:name="T3" style:family="text">
      <style:text-properties officeooo:rsid="003306fe"/>
    </style:style>
    <style:style style:name="T4" style:family="text">
      <style:text-properties officeooo:rsid="00360229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puntes HTML</text:p>
      <text:p text:style-name="P4"/>
      <table:table table:name="Tabla8" table:style-name="Tabla8">
        <table:table-column table:style-name="Tabla8.A"/>
        <table:table-row>
          <table:table-cell table:style-name="Tabla8.A1" office:value-type="string">
            <text:p text:style-name="P11">ESTRUCTURA BASE HTML</text:p>
          </table:table-cell>
        </table:table-row>
        <table:table-row>
          <table:table-cell table:style-name="Tabla8.A2" office:value-type="string">
            <text:p text:style-name="P3">&lt;!DOCTYPE HTML&gt;</text:p>
            <text:p text:style-name="P3">&lt;HTML lang=”es”&gt;</text:p>
            <text:p text:style-name="P3"><text:s text:c="2"/>&lt;HEAD&gt;</text:p>
            <text:p text:style-name="P3"><text:s text:c="4"/>&lt;META charset=”utf8”/&gt;</text:p>
            <text:p text:style-name="P3"><text:s text:c="4"/>&lt;TITLE&gt;Título&lt;/TITLE&gt;</text:p>
            <text:p text:style-name="P3"><text:s text:c="2"/>&lt;/HEAD&gt;</text:p>
            <text:p text:style-name="P3"><text:tab/></text:p>
            <text:p text:style-name="P3"><text:s text:c="2"/>&lt;BODY&gt;</text:p>
            <text:p text:style-name="P3"><text:tab/><text:tab/></text:p>
            <text:p text:style-name="P3"><text:s text:c="2"/>&lt;/BODY&gt;</text:p>
            <text:p text:style-name="P3">&lt;/HTML&gt;</text:p>
          </table:table-cell>
        </table:table-row>
      </table:table>
      <text:p text:style-name="P5"/>
      <table:table table:name="Tabla9" table:style-name="Tabla9">
        <table:table-column table:style-name="Tabla9.A"/>
        <table:table-row>
          <table:table-cell table:style-name="Tabla9.A1" office:value-type="string">
            <text:p text:style-name="P11">METAETIQUETAS</text:p>
          </table:table-cell>
        </table:table-row>
        <table:table-row>
          <table:table-cell table:style-name="Tabla9.A2" office:value-type="string">
            <text:p text:style-name="P7">Etiqueta meta para descripción:</text:p>
            <text:p text:style-name="P7"><text:tab/>&lt;META name=”description” content=”Es un ejemplo del contenido”/&gt;</text:p>
          </table:table-cell>
        </table:table-row>
      </table:table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>CABECERAS CON &lt;header&gt;</text:p>
          </table:table-cell>
        </table:table-row>
        <table:table-row>
          <table:table-cell table:style-name="Tabla10.A2" office:value-type="string">
            <text:p text:style-name="P6">dentificar cabecera del sitio, cabecera de sección y artículo con la etiqueta &lt;HEADER&gt;</text:p>
            <text:p text:style-name="P6">El título principal será en &lt;H1&gt; pero en las cabeceras de los &lt;SECTION&gt; es conveniente usar &lt;H2&gt; y ya para cada artículo &lt;H3&gt;. Es conveniente no abusar, en algunos casos es mejor poner manualmente la letra más grande y aplicarle formato negrita utilizando algún medio como &lt;SPAN&gt;</text:p>
            <text:p text:style-name="P6"><text:tab/>&lt;HEADER&gt;</text:p>
            <text:p text:style-name="P6"><text:tab/><text:tab/>&lt;H1&gt;titulo web visible&lt;/H1&gt;</text:p>
            <text:p text:style-name="P6"><text:tab/><text:tab/>&lt;P&gt;Párrafo con descripción&lt;/P&gt;</text:p>
            <text:p text:style-name="P6"><text:tab/><text:tab/>&lt;IMG src=”imagendefondo” alt=”logo”/&gt;</text:p>
            <text:p text:style-name="P6"><text:tab/>&lt;/HEADER&gt;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46">ETIQUETA<text:span text:style-name="T4">S</text:span></text:p>
          </table:table-cell>
          <table:covered-table-cell/>
        </table:table-row>
        <table:table-row>
          <table:table-cell table:style-name="Tabla1.A2" office:value-type="string">
            <text:p text:style-name="P13">ETIQUETA</text:p>
          </table:table-cell>
          <table:table-cell table:style-name="Tabla1.B2" office:value-type="string">
            <text:p text:style-name="P13">Descripción</text:p>
          </table:table-cell>
        </table:table-row>
        <table:table-row>
          <table:table-cell table:style-name="Tabla1.A3" office:value-type="string">
            <text:p text:style-name="P14">ASIDE</text:p>
          </table:table-cell>
          <table:table-cell table:style-name="Tabla1.B3" office:value-type="string">
            <text:p text:style-name="P14">Destaca contenido sin relación a la web, también muy utilizado para menú lateral</text:p>
          </table:table-cell>
        </table:table-row>
        <table:table-row>
          <table:table-cell table:style-name="Tabla1.A2" office:value-type="string">
            <text:p text:style-name="P14">FOOTER</text:p>
          </table:table-cell>
          <table:table-cell table:style-name="Tabla1.B2" office:value-type="string">
            <text:p text:style-name="P14">Marca el pie de página (Copyright y autor) pero también puede ser utilizado al pie de diversos artículos de la página</text:p>
          </table:table-cell>
        </table:table-row>
        <table:table-row>
          <table:table-cell table:style-name="Tabla1.A3" office:value-type="string">
            <text:p text:style-name="P14">NAV</text:p>
          </table:table-cell>
          <table:table-cell table:style-name="Tabla1.B3" office:value-type="string">
            <text:p text:style-name="P14">Para crear o Agrupar vínculos, normalmente contienen una barra de vínculos creada con listas &lt;UL&gt;,&lt;OL&gt;</text:p>
          </table:table-cell>
        </table:table-row>
        <table:table-row>
          <table:table-cell table:style-name="Tabla1.A2" office:value-type="string">
            <text:p text:style-name="P14">ADDRESS</text:p>
          </table:table-cell>
          <table:table-cell table:style-name="Tabla1.B2" office:value-type="string">
            <text:p text:style-name="P14">Nombre y correo del autor</text:p>
          </table:table-cell>
        </table:table-row>
        <table:table-row>
          <table:table-cell table:style-name="Tabla1.A3" office:value-type="string">
            <text:p text:style-name="P14">SECTION</text:p>
          </table:table-cell>
          <table:table-cell table:style-name="Tabla1.B3" office:value-type="string">
            <text:p text:style-name="P14">Sección con la información principal</text:p>
          </table:table-cell>
        </table:table-row>
        <table:table-row>
          <table:table-cell table:style-name="Tabla1.A2" office:value-type="string">
            <text:p text:style-name="P14">ARTICLE</text:p>
          </table:table-cell>
          <table:table-cell table:style-name="Tabla1.B2" office:value-type="string">
            <text:p text:style-name="P14">Diferencia los distintos artículos dentro de &lt;SECTION&gt;, puede haber varios dentro de un mismo &lt;SECTION&gt;</text:p>
          </table:table-cell>
        </table:table-row>
        <table:table-row>
          <table:table-cell table:style-name="Tabla1.A3" office:value-type="string">
            <text:p text:style-name="P14">HGROUP</text:p>
          </table:table-cell>
          <table:table-cell table:style-name="Tabla1.B3" office:value-type="string">
            <text:p text:style-name="P14">Agrupa uno o más títulos y subtítulos (está quedando obsoleto, ahora se reemplaza por un &lt;HEADER&gt;</text:p>
          </table:table-cell>
        </table:table-row>
        <table:table-row>
          <table:table-cell table:style-name="Tabla1.A2" office:value-type="string">
            <text:p text:style-name="P15">FIGURE</text:p>
          </table:table-cell>
          <table:table-cell table:style-name="Tabla1.B2" office:value-type="string">
            <text:p text:style-name="P15">Identifica una imagen u objeto relacionado con el texto y es considerado parte de este</text:p>
          </table:table-cell>
        </table:table-row>
        <table:table-row>
          <table:table-cell table:style-name="Tabla1.A3" office:value-type="string">
            <text:p text:style-name="P15">FIGCAPTION</text:p>
          </table:table-cell>
          <table:table-cell table:style-name="Tabla1.B3" office:value-type="string">
            <text:p text:style-name="P15">Identifica la leyenda dentro de &lt;FIGURE&gt; referenciando a una imagen</text:p>
          </table:table-cell>
        </table:table-row>
        <table:table-row>
          <table:table-cell table:style-name="Tabla1.A2" office:value-type="string">
            <text:p text:style-name="P15">BLOCKQUOTE</text:p>
          </table:table-cell>
          <table:table-cell table:style-name="Tabla1.B2" office:value-type="string">
            <text:p text:style-name="P15">Marca un párrafo con una cita dentro de un elemento &lt;FIGURE&gt;</text:p>
          </table:table-cell>
        </table:table-row>
        <table:table-row>
          <table:table-cell table:style-name="Tabla1.A3" office:value-type="string">
            <text:p text:style-name="P15">TIME</text:p>
          </table:table-cell>
          <table:table-cell table:style-name="Tabla1.B3" office:value-type="string">
            <text:p text:style-name="P15">Marca una fecha para ser reconocidas por aplicaciones y dispositivos u ordenadores</text:p>
          </table:table-cell>
        </table:table-row>
        <table:table-row>
          <table:table-cell table:style-name="Tabla1.B2" table:number-columns-spanned="2" office:value-type="string">
            <text:p text:style-name="P15">&lt;TIME datatime=”AAAA-MM-DD” pubdate&gt;</text:p>
            <text:list xml:id="list8778482266280064629" text:style-name="L1">
              <text:list-item>
                <text:p text:style-name="P16">datetime → Atributo que indica la fecha</text:p>
              </text:list-item>
              <text:list-item>
                <text:p text:style-name="P16">pubdate → Atributo que indica que la fecha presentada es la de publicación</text:p>
              </text:list-item>
              <text:list-item>
                <text:p text:style-name="P17">La hora se coloca en formato HH:MM y separado por una “T”</text:p>
              </text:list-item>
            </text:list>
            <text:p text:style-name="P18">&lt;TIME datetime=”2015-08-13T21:40” pubdate&gt;</text:p>
            <text:p text:style-name="P15"/>
          </table:table-cell>
          <table:covered-table-cell/>
        </table:table-row>
        <table:table-row>
          <table:table-cell table:style-name="Tabla1.A3" office:value-type="string">
            <text:p text:style-name="P15">DFN</text:p>
          </table:table-cell>
          <table:table-cell table:style-name="Tabla1.B3" office:value-type="string">
            <text:p text:style-name="P15">Marca la ubicación de una definición</text:p>
          </table:table-cell>
        </table:table-row>
        <table:table-row>
          <table:table-cell table:style-name="Tabla1.A2" office:value-type="string">
            <text:p text:style-name="P19">WBR</text:p>
          </table:table-cell>
          <table:table-cell table:style-name="Tabla1.B2" office:value-type="string">
            <text:p text:style-name="P19">Se inserta en medio de una palabra larga para indicar por donde debería ser cortada</text:p>
          </table:table-cell>
        </table:table-row>
        <table:table-row>
          <table:table-cell table:style-name="Tabla1.A3" office:value-type="string">
            <text:p text:style-name="P19">MARK</text:p>
          </table:table-cell>
          <table:table-cell table:style-name="Tabla1.B3" office:value-type="string">
            <text:p text:style-name="P19">Remarca un contenido que sea relevante</text:p>
          </table:table-cell>
        </table:table-row>
        <table:table-row>
          <table:table-cell table:style-name="Tabla1.A2" office:value-type="string">
            <text:p text:style-name="P19">SMALL</text:p>
          </table:table-cell>
          <table:table-cell table:style-name="Tabla1.B2" office:value-type="string">
            <text:p text:style-name="P19">Señala letra pequeña en los textos legales</text:p>
          </table:table-cell>
        </table:table-row>
        <table:table-row>
          <table:table-cell table:style-name="Tabla1.A3" office:value-type="string">
            <text:p text:style-name="P19">CITE</text:p>
          </table:table-cell>
          <table:table-cell table:style-name="Tabla1.B3" office:value-type="string">
            <text:p text:style-name="P19">Designa título de película, obra o canción</text:p>
          </table:table-cell>
        </table:table-row>
        <table:table-row>
          <table:table-cell table:style-name="Tabla1.A2" office:value-type="string">
            <text:p text:style-name="P19">STRONG</text:p>
          </table:table-cell>
          <table:table-cell table:style-name="Tabla1.B2" office:value-type="string">
            <text:p text:style-name="P19">Aplica el formato negrita para dar importancia a la palabra</text:p>
          </table:table-cell>
        </table:table-row>
      </table:table>
      <text:p text:style-name="P2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45">ELEMENTO CANVAS</text:p>
          </table:table-cell>
          <table:covered-table-cell/>
        </table:table-row>
        <table:table-row>
          <table:table-cell table:style-name="Tabla11.A2" office:value-type="string">
            <text:p text:style-name="P31">CANVAS</text:p>
          </table:table-cell>
          <table:table-cell table:style-name="Tabla11.B2" office:value-type="string">
            <text:p text:style-name="P31">Etiqueta para crear un lienzo en el que es posible cualquier cosa. Cualquier código introducido dentro de un &lt;CANVAS&gt; será visible en el caso de que el navegador no pueda procesar este elemento por incompatibilidad o bloqueo.</text:p>
          </table:table-cell>
        </table:table-row>
        <table:table-row>
          <table:table-cell table:style-name="Tabla11.A3" table:number-columns-spanned="2" office:value-type="string">
            <text:p text:style-name="P31">&lt;CANVAS&gt;</text:p>
            <text:p text:style-name="P31"><text:s text:c="2"/>Tu navegador no puede mostrar el elemento “CANVAS” contenido en esta sección</text:p>
            <text:p text:style-name="P31">&lt;CANVAS&gt;</text:p>
          </table:table-cell>
          <table:covered-table-cell/>
        </table:table-row>
      </table:table>
      <text:p text:style-name="P8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45">INCRUSTAR UN ARCHIVO DE VÍDEO</text:p>
          </table:table-cell>
          <table:covered-table-cell/>
        </table:table-row>
        <table:table-row>
          <table:table-cell table:style-name="Tabla12.A2" office:value-type="string">
            <text:p text:style-name="P31">VIDEO</text:p>
          </table:table-cell>
          <table:table-cell table:style-name="Tabla12.B2" office:value-type="string">
            <text:p text:style-name="P31">Etiqueta que contiene los parámetros para incrustar un vídeo</text:p>
          </table:table-cell>
        </table:table-row>
        <table:table-row>
          <table:table-cell table:style-name="Tabla12.A3" office:value-type="string">
            <text:p text:style-name="P31">SOURCE</text:p>
          </table:table-cell>
          <table:table-cell table:style-name="Tabla12.B3" office:value-type="string">
            <text:p text:style-name="P31">Etiqueta para definir el origen del vídeo</text:p>
          </table:table-cell>
        </table:table-row>
        <table:table-row>
          <table:table-cell table:style-name="Tabla12.A2" office:value-type="string">
            <text:p text:style-name="P31">width, height</text:p>
          </table:table-cell>
          <table:table-cell table:style-name="Tabla12.B2" office:value-type="string">
            <text:p text:style-name="P31">Establece el ancho y el alto de la etiqueta vídeo</text:p>
          </table:table-cell>
        </table:table-row>
        <table:table-row>
          <table:table-cell table:style-name="Tabla12.A3" office:value-type="string">
            <text:p text:style-name="P31">controls</text:p>
          </table:table-cell>
          <table:table-cell table:style-name="Tabla12.B3" office:value-type="string">
            <text:p text:style-name="P31">Hace aparecer una barra para controlar el vídeo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table:number-columns-spanned="2" office:value-type="string">
            <text:p text:style-name="P43">INCRUSTAR ARCHIVOS DE AUDIO</text:p>
          </table:table-cell>
          <table:covered-table-cell/>
        </table:table-row>
        <table:table-row>
          <table:table-cell table:style-name="Tabla4.A2" office:value-type="string">
            <text:p text:style-name="P28">AUDIO</text:p>
          </table:table-cell>
          <table:table-cell table:style-name="Tabla4.B2" office:value-type="string">
            <text:p text:style-name="P28">Es la etiqueta que define el bloque para audio</text:p>
          </table:table-cell>
        </table:table-row>
        <table:table-row>
          <table:table-cell table:style-name="Tabla4.A3" office:value-type="string">
            <text:p text:style-name="P28">SOURCE</text:p>
          </table:table-cell>
          <table:table-cell table:style-name="Tabla4.B3" office:value-type="string">
            <text:p text:style-name="P28">Esta etiqueta indica el origen del audio</text:p>
          </table:table-cell>
        </table:table-row>
        <table:table-row>
          <table:table-cell table:style-name="Tabla4.A2" office:value-type="string">
            <text:p text:style-name="P28">autoplay</text:p>
          </table:table-cell>
          <table:table-cell table:style-name="Tabla4.B2" office:value-type="string">
            <text:p text:style-name="P28">Se reproduce automáticamente con este atributo</text:p>
          </table:table-cell>
        </table:table-row>
        <table:table-row>
          <table:table-cell table:style-name="Tabla4.A3" office:value-type="string">
            <text:p text:style-name="P28">loop</text:p>
          </table:table-cell>
          <table:table-cell table:style-name="Tabla4.B3" office:value-type="string">
            <text:p text:style-name="P28">Con este atributo crea un bucle infinito, es decir, se repite constantemente</text:p>
          </table:table-cell>
        </table:table-row>
        <table:table-row>
          <table:table-cell table:style-name="Tabla4.A2" office:value-type="string">
            <text:p text:style-name="P28">preload</text:p>
          </table:table-cell>
          <table:table-cell table:style-name="Tabla4.B2" office:value-type="string">
            <text:p text:style-name="P28">Hace referencia a ala forma de cachear el audio admitiendo estos tres valores:</text:p>
            <text:list xml:id="list4383037139283377624" text:style-name="L3">
              <text:list-item>
                <text:p text:style-name="P27">none → No será almacenado en caché</text:p>
              </text:list-item>
              <text:list-item>
                <text:p text:style-name="P27">metadata → Comprueba si hay metadatos sobre este</text:p>
              </text:list-item>
              <text:list-item>
                <text:p text:style-name="P27">auto → Se realiza por defecto la descarga</text:p>
              </text:list-item>
            </text:list>
          </table:table-cell>
        </table:table-row>
        <table:table-row>
          <table:table-cell table:style-name="Tabla4.B3" table:number-columns-spanned="2" office:value-type="string">
            <text:p text:style-name="P29">&lt;SECTION id=”reproductor”&gt;</text:p>
            <text:p text:style-name="P29"><text:s text:c="2"/><text:span text:style-name="T2">&lt;AUDIO src=”sonido.ogg” controls&gt;</text:span></text:p>
            <text:p text:style-name="P29"><text:s text:c="2"/><text:span text:style-name="T2">&lt;/AUDIO&gt;</text:span></text:p>
            <text:p text:style-name="P30">&lt;/SECTION&gt;</text:p>
            <text:p text:style-name="P30"/>
            <text:p text:style-name="P30">&lt;SECTION&gt;</text:p>
            <text:p text:style-name="P30"><text:s text:c="2"/>&lt;AUDIO id=”audiodefondo” loop&gt;</text:p>
            <text:p text:style-name="P30"><text:s text:c="4"/>&lt;SOURCE src=”sonido.ogg”&gt;</text:p>
            <text:p text:style-name="P30"><text:s text:c="4"/>&lt;SOURCE src=”sonido.mp3”&gt;</text:p>
            <text:p text:style-name="P30"><text:s text:c="2"/>&lt;/AUDIO&gt;</text:p>
            <text:p text:style-name="P30">&lt;/SECTION&gt;</text:p>
          </table:table-cell>
          <table:covered-table-cell/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42">LISTAS</text:p>
          </table:table-cell>
          <table:covered-table-cell/>
        </table:table-row>
        <table:table-row>
          <table:table-cell table:style-name="Tabla2.A2" office:value-type="string">
            <text:p text:style-name="P20">ETIQUETA</text:p>
          </table:table-cell>
          <table:table-cell table:style-name="Tabla2.B2" office:value-type="string">
            <text:p text:style-name="P13">Descripción</text:p>
          </table:table-cell>
        </table:table-row>
        <table:table-row>
          <table:table-cell table:style-name="Tabla2.A3" office:value-type="string">
            <text:p text:style-name="P21">UL</text:p>
          </table:table-cell>
          <table:table-cell table:style-name="Tabla2.B3" office:value-type="string">
            <text:p text:style-name="P21">Listas desordenadas, señalizadas con un punto por cada “LI” (modificable)</text:p>
          </table:table-cell>
        </table:table-row>
        <table:table-row>
          <table:table-cell table:style-name="Tabla2.A2" office:value-type="string">
            <text:p text:style-name="P21">OL</text:p>
          </table:table-cell>
          <table:table-cell table:style-name="Tabla2.B2" office:value-type="string">
            <text:p text:style-name="P21">Listas ordenadas, señalizadas con un número por cada “LI” (modificable)</text:p>
          </table:table-cell>
        </table:table-row>
        <table:table-row>
          <table:table-cell table:style-name="Tabla2.A3" office:value-type="string">
            <text:p text:style-name="P21">LI</text:p>
          </table:table-cell>
          <table:table-cell table:style-name="Tabla2.B3" office:value-type="string">
            <text:p text:style-name="P21">Cada entrada o línea de una lista</text:p>
          </table:table-cell>
        </table:table-row>
        <table:table-row>
          <table:table-cell table:style-name="Tabla2.A2" office:value-type="string">
            <text:p text:style-name="P21">DL</text:p>
          </table:table-cell>
          <table:table-cell table:style-name="Tabla2.B2" office:value-type="string">
            <text:p text:style-name="P21">Listas de definición se especifica un elemento principal o título y se tabula cada subelemento desplazándolo del margen izquierdo</text:p>
          </table:table-cell>
        </table:table-row>
        <table:table-row>
          <table:table-cell table:style-name="Tabla2.A3" office:value-type="string">
            <text:p text:style-name="P21">DT</text:p>
          </table:table-cell>
          <table:table-cell table:style-name="Tabla2.B3" office:value-type="string">
            <text:p text:style-name="P21">Definición, término o título dentro de un “DL”</text:p>
          </table:table-cell>
        </table:table-row>
        <table:table-row>
          <table:table-cell table:style-name="Tabla2.A2" office:value-type="string">
            <text:p text:style-name="P21">DD</text:p>
          </table:table-cell>
          <table:table-cell table:style-name="Tabla2.B2" office:value-type="string">
            <text:p text:style-name="P21">Cada definición, equivalente a &lt;LI&gt; en los otros tipos de listas</text:p>
          </table:table-cell>
        </table:table-row>
        <table:table-row>
          <table:table-cell table:style-name="Tabla2.B3" table:number-columns-spanned="2" office:value-type="string">
            <text:p text:style-name="P21"/>
            <text:p text:style-name="P21">&lt;DL&gt;</text:p>
            <text:p text:style-name="P21"><text:s text:c="2"/>&lt;DD&gt;Primer nivel de desplazamiento</text:p>
            <text:p text:style-name="P21"><text:s text:c="4"/>&lt;DL&gt;</text:p>
            <text:p text:style-name="P21"><text:s text:c="6"/>&lt;DD&gt;Segundo nivel de desplazamiento</text:p>
            <text:p text:style-name="P21"><text:s text:c="6"/>&lt;DL&gt;</text:p>
            <text:p text:style-name="P21"><text:s text:c="8"/>&lt;DD&gt;Tercer nivel de desplazamiento</text:p>
            <text:p text:style-name="P21"><text:s text:c="6"/>&lt;/DL&gt;</text:p>
            <text:p text:style-name="P21"><text:s text:c="4"/>&lt;/DL&gt;</text:p>
            <text:p text:style-name="P21">&lt;/DL&gt;</text:p>
            <text:p text:style-name="P21"/>
            <text:p text:style-name="P21">&lt;DL&gt;</text:p>
            <text:p text:style-name="P21"><text:s text:c="2"/>&lt;DT&gt;Argentina</text:p>
            <text:p text:style-name="P21"><text:s text:c="2"/>&lt;DD&gt;Buenos Aires</text:p>
            <text:p text:style-name="P21"><text:s text:c="2"/>&lt;DT&gt;Uruguay</text:p>
            <text:p text:style-name="P21"><text:s text:c="2"/>&lt;DD&gt;Montevideo</text:p>
            <text:p text:style-name="P21">&lt;/DL&gt;</text:p>
            <text:p text:style-name="P21"/>
          </table:table-cell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44">ATRIBUTOS</text:p>
          </table:table-cell>
          <table:covered-table-cell/>
        </table:table-row>
        <table:table-row>
          <table:table-cell table:style-name="Tabla3.A2" office:value-type="string">
            <text:p text:style-name="P40">ATRIBUTOS</text:p>
          </table:table-cell>
          <table:table-cell table:style-name="Tabla3.B2" office:value-type="string">
            <text:p text:style-name="P40">DESCRIPCIÓN</text:p>
          </table:table-cell>
        </table:table-row>
        <table:table-row>
          <table:table-cell table:style-name="Tabla3.A3" office:value-type="string">
            <text:p text:style-name="P19"><text:span text:style-name="T1">r</text:span>eversed</text:p>
          </table:table-cell>
          <table:table-cell table:style-name="Tabla3.B3" office:value-type="string">
            <text:p text:style-name="P19">En una lista ordenada “OL” ordenará de forma inversa</text:p>
          </table:table-cell>
        </table:table-row>
        <table:table-row>
          <table:table-cell table:style-name="Tabla3.A4" office:value-type="string">
            <text:p text:style-name="P19"><text:span text:style-name="T1">d</text:span>ata</text:p>
          </table:table-cell>
          <table:table-cell table:style-name="Tabla3.B4" office:value-type="string">
            <text:p text:style-name="P22">Permite alojar información adicional o metadatos, se utiliza con “data-” seguido del nombre personalizado dentro de la etiqueta</text:p>
          </table:table-cell>
        </table:table-row>
        <table:table-row>
          <table:table-cell table:style-name="Tabla3.B3" table:number-columns-spanned="2" office:value-type="string">
            <text:p text:style-name="P22">&lt;IMG src=”imagendeturno.jpg” alt=”logo”</text:p>
            <text:p text:style-name="P22"><text:s text:c="2"/>data-tecnica=”Pintura”</text:p>
            <text:p text:style-name="P22"><text:s text:c="2"/>data-aplicacion=”GIMP”</text:p>
            <text:p text:style-name="P22"><text:s text:c="2"/>data-autor=”Raúl”</text:p>
            <text:p text:style-name="P23">/&gt;</text:p>
          </table:table-cell>
          <table:covered-table-cell/>
        </table:table-row>
        <table:table-row>
          <table:table-cell table:style-name="Tabla3.A4" office:value-type="string">
            <text:p text:style-name="P23">ping</text:p>
          </table:table-cell>
          <table:table-cell table:style-name="Tabla3.B4" office:value-type="string">
            <text:p text:style-name="P23">Se utiliza en la etiqueta link &lt;A&gt; para notificar a un destino cuando se pulsa un enlace, por ejemplo para registrar estadísticas de la página</text:p>
          </table:table-cell>
        </table:table-row>
        <table:table-row>
          <table:table-cell table:style-name="Tabla3.A3" office:value-type="string">
            <text:p text:style-name="P23">download</text:p>
          </table:table-cell>
          <table:table-cell table:style-name="Tabla3.B3" office:value-type="string">
            <text:p text:style-name="P23">Indica si el archivo al cual pulsamos debe abrirse o descargarse</text:p>
          </table:table-cell>
        </table:table-row>
        <table:table-row>
          <table:table-cell table:style-name="Tabla3.B4" table:number-columns-spanned="2" office:value-type="string">
            <text:p text:style-name="P1"><text:span text:style-name="T5">&lt;A href=”</text:span><text:a xlink:type="simple" xlink:href="http://www.paginadepepito/" text:style-name="Internet_20_link" text:visited-style-name="Visited_20_Internet_20_Link"><text:span text:style-name="T5">http://www.paginadepepito</text:span></text:a><text:span text:style-name="T5">” ping=”</text:span><text:a xlink:type="simple" xlink:href="http://www.miweb.es/control.php" text:style-name="Internet_20_link" text:visited-style-name="Visited_20_Internet_20_Link"><text:span text:style-name="T5">http://www.miweb.es/control.php</text:span></text:a><text:span text:style-name="T5"> download&gt;Categoría1&lt;/A&gt;</text:span></text:p>
          </table:table-cell>
          <table:covered-table-cell/>
        </table:table-row>
        <table:table-row>
          <table:table-cell table:style-name="Tabla3.A3" office:value-type="string">
            <text:p text:style-name="P24">contenteditable</text:p>
          </table:table-cell>
          <table:table-cell table:style-name="Tabla3.B3" office:value-type="string">
            <text:p text:style-name="P24">Hace que cualquier elemento de la página sea editable, admite tres valores</text:p>
            <text:list xml:id="list8787750018124832554" text:style-name="L2">
              <text:list-item>
                <text:p text:style-name="P25">true → Es contenido editable</text:p>
              </text:list-item>
              <text:list-item>
                <text:p text:style-name="P25">false → No es editable (por defecto si se omite el atributo)</text:p>
              </text:list-item>
              <text:list-item>
                <text:p text:style-name="P25">inherit → Editable si el elemento anidado lo hereda</text:p>
              </text:list-item>
            </text:list>
          </table:table-cell>
        </table:table-row>
        <table:table-row>
          <table:table-cell table:style-name="Tabla3.A4" office:value-type="string">
            <text:p text:style-name="P26">spellcheck</text:p>
          </table:table-cell>
          <table:table-cell table:style-name="Tabla3.B4" office:value-type="string">
            <text:p text:style-name="P26">Comprueba si el contenido editable contiene errores ortográficos. Puede tener valor “true” o “false”</text:p>
          </table:table-cell>
        </table:table-row>
        <table:table-row>
          <table:table-cell table:style-name="Tabla3.A3" office:value-type="string">
            <text:p text:style-name="P26">draggable</text:p>
          </table:table-cell>
          <table:table-cell table:style-name="Tabla3.B3" office:value-type="string">
            <text:p text:style-name="P26">Permite arrastrar elementos de un lugar a otro. Para complementar la función de este atributo se necesita javascript ya que podemos arrastrar pero no soltar el bloque</text:p>
          </table:table-cell>
        </table:table-row>
        <table:table-row>
          <table:table-cell table:style-name="Tabla3.A4" office:value-type="string">
            <text:p text:style-name="P26">translate</text:p>
          </table:table-cell>
          <table:table-cell table:style-name="Tabla3.B4" office:value-type="string">
            <text:p text:style-name="P26">Indica si se traducirá o no un fragmento (“Yes” o “No”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table:number-columns-spanned="2" office:value-type="string">
            <text:p text:style-name="P41">FORMULARIOS</text:p>
          </table:table-cell>
          <table:covered-table-cell/>
        </table:table-row>
        <table:table-row>
          <table:table-cell table:style-name="Tabla7.A2" office:value-type="string">
            <text:p text:style-name="P32">FORM</text:p>
          </table:table-cell>
          <table:table-cell table:style-name="Tabla7.B2" office:value-type="string">
            <text:p text:style-name="P32">Define donde empieza y acaba el formulario &lt;FORM&gt;&lt;/FORM&gt;</text:p>
          </table:table-cell>
        </table:table-row>
        <table:table-row>
          <table:table-cell table:style-name="Tabla7.A3" office:value-type="string">
            <text:p text:style-name="P32">name</text:p>
          </table:table-cell>
          <table:table-cell table:style-name="Tabla7.B3" office:value-type="string">
            <text:p text:style-name="P32">Es un atributo muy importante para &lt;FORM&gt; ya que asigna un nombre a este</text:p>
          </table:table-cell>
        </table:table-row>
        <table:table-row>
          <table:table-cell table:style-name="Tabla7.A2" office:value-type="string">
            <text:p text:style-name="P32">method</text:p>
          </table:table-cell>
          <table:table-cell table:style-name="Tabla7.B2" office:value-type="string">
            <text:p text:style-name="P32">Atributo de &lt;FORM&gt; que define el método para enviar el formulario al servidor y acepta estos valores:</text:p>
            <text:list xml:id="list6027841765851947691" text:style-name="L4">
              <text:list-item>
                <text:p text:style-name="P33">get → Información pública limitada</text:p>
              </text:list-item>
              <text:list-item>
                <text:p text:style-name="P33">post → Información privada limitada</text:p>
              </text:list-item>
            </text:list>
          </table:table-cell>
        </table:table-row>
        <table:table-row>
          <table:table-cell table:style-name="Tabla7.A3" office:value-type="string">
            <text:p text:style-name="P32">url</text:p>
          </table:table-cell>
          <table:table-cell table:style-name="Tabla7.B3" office:value-type="string">
            <text:p text:style-name="P32">Atributo que define la ruta del archivo que procesará la información enviada</text:p>
          </table:table-cell>
        </table:table-row>
        <table:table-row>
          <table:table-cell table:style-name="Tabla7.A2" office:value-type="string">
            <text:p text:style-name="P32">LABEL</text:p>
          </table:table-cell>
          <table:table-cell table:style-name="Tabla7.B2" office:value-type="string">
            <text:p text:style-name="P32">Etiqueta que establece un texto como título visible en la página web referente a un campo de entrada &lt;INPUT&gt;.</text:p>
            <text:p text:style-name="P32">Tiene que llevar el atributo “for” para designar a que va relacionado</text:p>
          </table:table-cell>
        </table:table-row>
        <table:table-row>
          <table:table-cell table:style-name="Tabla7.B3" table:number-columns-spanned="2" office:value-type="string">
            <text:p text:style-name="P32">&lt;LABEL for=”campoDeEntrada1”&gt;Nombre:&lt;/LABEL&gt;</text:p>
            <text:p text:style-name="P32">&lt;INPUT type=”text” name=”campoDeEntrada1”/&gt;</text:p>
          </table:table-cell>
          <table:covered-table-cell/>
        </table:table-row>
        <table:table-row>
          <table:table-cell table:style-name="Tabla7.A2" office:value-type="string">
            <text:p text:style-name="P32">INPUT</text:p>
          </table:table-cell>
          <table:table-cell table:style-name="Tabla7.B2" office:value-type="string">
            <text:p text:style-name="P32">Etiqueta sin cierre (En realidad se cierra con una barra en la etiqueta única &lt;INPUT/&gt;) que define un campo de entrada según el valor que asignemos en el atributo tipe:</text:p>
            <text:list xml:id="list5054130609173076852" text:style-name="L5">
              <text:list-item>
                <text:p text:style-name="P34">radio → Permite marcar uno de sus valores a la vez, se usa por ejemplo para “hombre o mujer” y lleva un valor para cada elemento asignado con el atributo “value” y la opción que será marcada por defecto llevará el atributo “checked”</text:p>
              </text:list-item>
              <text:list-item>
                <text:p text:style-name="P34">checkbox → Crea una casillas de verificación que podremos marcar, lleva los atributos “name” y “value”</text:p>
              </text:list-item>
              <text:list-item>
                <text:p text:style-name="P34">password → Establece un campo para una contraseña</text:p>
              </text:list-item>
              <text:list-item>
                <text:p text:style-name="P34">submit → Crea un botón expresamente para enviar formularios</text:p>
              </text:list-item>
              <text:list-item>
                <text:p text:style-name="P34">reset → Crea un botón para reiniciar los valores del formulario y lo deja vacío</text:p>
              </text:list-item>
              <text:list-item>
                <text:p text:style-name="P34">button → Crea un botón personalizable para asignarle la acción que deseemos</text:p>
              </text:list-item>
              <text:list-item>
                <text:p text:style-name="P12"><text:span text:style-name="T5">email → El navegador identificará que sea válido el email introducido en este campo de texto, es decir, que cumpla con el formato correcto </text:span><text:a xlink:type="simple" xlink:href="mailto:xxx@xxx.xxx" text:style-name="Internet_20_link" text:visited-style-name="Visited_20_Internet_20_Link"><text:span text:style-name="T5">xxx@xxx.xxx</text:span></text:a></text:p>
              </text:list-item>
              <text:list-item>
                <text:p text:style-name="P34">search → Notifica al navegador que se trata de una función búsqueda</text:p>
              </text:list-item>
              <text:list-item>
                <text:p text:style-name="P34">week → Calendario de semanas enteras donde podemos seleccionar fecha</text:p>
              </text:list-item>
              <text:list-item>
                <text:p text:style-name="P34">time → Seleccionar horas y minutos</text:p>
              </text:list-item>
              <text:list-item>
                <text:p text:style-name="P34">datetime → Permite seleccionar fecha y hora</text:p>
              </text:list-item>
            </text:list>
          </table:table-cell>
        </table:table-row>
        <table:table-row>
          <table:table-cell table:style-name="Tabla7.B3" table:number-columns-spanned="2" office:value-type="string">
            <text:p text:style-name="P35">&lt;LABEL for=”sexo”&gt;Sexo&lt;/LABEL&gt;</text:p>
            <text:p text:style-name="P35">&lt;INPUT type=”radio” name=”sexo” value=”1” checked/&gt;Mujer</text:p>
            <text:p text:style-name="P35">&lt;INPUT type=”radio” name=”sexo” value=”2” /&gt;Hombre</text:p>
          </table:table-cell>
          <table:covered-table-cell/>
        </table:table-row>
        <table:table-row>
          <table:table-cell table:style-name="Tabla7.A2" office:value-type="string">
            <text:p text:style-name="P35">placeholder</text:p>
          </table:table-cell>
          <table:table-cell table:style-name="Tabla7.B2" office:value-type="string">
            <text:p text:style-name="P35">Atributo que añade marca de agua en un &lt;INPUT&gt; para verse como sugerencia</text:p>
          </table:table-cell>
        </table:table-row>
        <table:table-row>
          <table:table-cell table:style-name="Tabla7.A3" office:value-type="string">
            <text:p text:style-name="P35">SELECT</text:p>
          </table:table-cell>
          <table:table-cell table:style-name="Tabla7.B3" office:value-type="string">
            <text:p text:style-name="P35">Define una lista desplegable donde podremos elegir opciones (en principio solo 1) </text:p>
          </table:table-cell>
        </table:table-row>
        <table:table-row>
          <table:table-cell table:style-name="Tabla7.A2" office:value-type="string">
            <text:p text:style-name="P35">OPTION</text:p>
          </table:table-cell>
          <table:table-cell table:style-name="Tabla7.B2" office:value-type="string">
            <text:p text:style-name="P35">Etiqueta que establece cada opción dentro de un &lt;SELECT&gt; como lista desplegable</text:p>
          </table:table-cell>
        </table:table-row>
        <table:table-row>
          <table:table-cell table:style-name="Tabla7.B3" table:number-columns-spanned="2" office:value-type="string">
            <text:p text:style-name="P35">&lt;SELECT name=”lista&gt;</text:p>
            <text:p text:style-name="P35"><text:s text:c="2"/>&lt;OPTION value=”1”&gt;Esta es la opción 1&lt;/OPTION&gt;</text:p>
            <text:p text:style-name="P35"><text:s text:c="2"/>&lt;OPTION value=”2”&gt;Esta es la opción 2&lt;/OPTION&gt;</text:p>
            <text:p text:style-name="P35"><text:s text:c="2"/>&lt;OPTION value=”3”&gt;Esta es la opción 3&lt;/OPTION&gt;</text:p>
            <text:p text:style-name="P35">&lt;/SELECT&gt;</text:p>
          </table:table-cell>
          <table:covered-table-cell/>
        </table:table-row>
        <table:table-row>
          <table:table-cell table:style-name="Tabla7.A2" office:value-type="string">
            <text:p text:style-name="P35">FIELDSET</text:p>
          </table:table-cell>
          <table:table-cell table:style-name="Tabla7.B2" office:value-type="string">
            <text:p text:style-name="P35">Etiqueta que agrupa un conjunto de campos en un marco con título. Va dentro de la etiqueta &lt;FORM&gt; siempre</text:p>
          </table:table-cell>
        </table:table-row>
        <table:table-row>
          <table:table-cell table:style-name="Tabla7.A3" office:value-type="string">
            <text:p text:style-name="P35">LEGEND</text:p>
          </table:table-cell>
          <table:table-cell table:style-name="Tabla7.B3" office:value-type="string">
            <text:p text:style-name="P35">Establece el nombre o leyenda para un &lt;FIELDSET&gt; sobre el conjunto de &lt;INPUT&gt; que este agrupe. </text:p>
          </table:table-cell>
        </table:table-row>
        <table:table-row>
          <table:table-cell table:style-name="Tabla7.B2" table:number-columns-spanned="2" office:value-type="string">
            <text:p text:style-name="P35">&lt;FIELDSET&gt;</text:p>
            <text:p text:style-name="P35"><text:s text:c="2"/>&lt;LEGEND&gt;Datos Personales&lt;/LEGEND&gt;</text:p>
            <text:p text:style-name="P35"><text:s text:c="2"/>&lt;LABEL for=”nombre”<text:span text:style-name="T3">&gt;Nombre&lt;/LABEL&gt;</text:span></text:p>
            <text:p text:style-name="P35"><text:s text:c="2"/>&lt;INPUT type=”text” name=”nombre” placeholder=”Escribe tu nombre aquí...”&gt;</text:p>
            <text:p text:style-name="P36"><text:s text:c="2"/><text:span text:style-name="T3">&lt;LABEL for=”edad”&gt;Edad&lt;/LABEL&gt;</text:span></text:p>
            <text:p text:style-name="P36"><text:s text:c="2"/>&lt;INPUT type=”text” name=”edad” placeholder=”18”&gt;</text:p>
          </table:table-cell>
          <table:covered-table-cell/>
        </table:table-row>
        <table:table-row>
          <table:table-cell table:style-name="Tabla7.A3" office:value-type="string">
            <text:p text:style-name="P37">autofocus</text:p>
          </table:table-cell>
          <table:table-cell table:style-name="Tabla7.B3" office:value-type="string">
            <text:p text:style-name="P37">Atributo que hace seleccionar automáticamente el &lt;INPUT&gt; que lo contenga cuando se carga la página</text:p>
          </table:table-cell>
        </table:table-row>
        <table:table-row>
          <table:table-cell table:style-name="Tabla7.A2" office:value-type="string">
            <text:p text:style-name="P37">autocomplete</text:p>
          </table:table-cell>
          <table:table-cell table:style-name="Tabla7.B2" office:value-type="string">
            <text:p text:style-name="P37">Muestra sugerencias de nombre, correo… Por defecto está “on” pero podemos desactivarlo con “off”</text:p>
            <text:list xml:id="list7625735825417386899" text:style-name="L6">
              <text:list-item>
                <text:p text:style-name="P38">autocomplete=”on”</text:p>
              </text:list-item>
              <text:list-item>
                <text:p text:style-name="P38">autocomplete=”off”</text:p>
              </text:list-item>
            </text:list>
          </table:table-cell>
        </table:table-row>
        <table:table-row>
          <table:table-cell table:style-name="Tabla7.A3" office:value-type="string">
            <text:p text:style-name="P37">requiered</text:p>
          </table:table-cell>
          <table:table-cell table:style-name="Tabla7.B3" office:value-type="string">
            <text:p text:style-name="P37">Convierte en un campo requerido y no deja enviar el formulario con ese campo en blanco o con un dato inválido</text:p>
          </table:table-cell>
        </table:table-row>
        <table:table-row>
          <table:table-cell table:style-name="Tabla7.A2" office:value-type="string">
            <text:p text:style-name="P37">multiple</text:p>
          </table:table-cell>
          <table:table-cell table:style-name="Tabla7.B2" office:value-type="string">
            <text:p text:style-name="P37">Permite introducir varios valores en un campo separado por comas</text:p>
          </table:table-cell>
        </table:table-row>
        <table:table-row>
          <table:table-cell table:style-name="Tabla7.A3" office:value-type="string">
            <text:p text:style-name="P37">pattern</text:p>
          </table:table-cell>
          <table:table-cell table:style-name="Tabla7.B3" office:value-type="string">
            <text:p text:style-name="P37">Permite crear validación propia de acuerdo a un patrón y atributo “title” y además permite integrar un mensaje de error personalizado.</text:p>
            <text:p text:style-name="P39">Primero indicamos los caracteres posibles “[0-9]” y después la longitud o cantidad de caracteres que tienen que existir “{5}” como en el ejemplo para código postal</text:p>
          </table:table-cell>
        </table:table-row>
        <table:table-row>
          <table:table-cell table:style-name="Tabla7.B2" table:number-columns-spanned="2" office:value-type="string">
            <text:p text:style-name="P39">&lt;INPUT type=”text” pattern='[0-9]{5} name=”postal” title=”inserte un código válido”/&gt;</text:p>
          </table:table-cell>
          <table:covered-table-cell/>
        </table:table-row>
        <table:table-row>
          <table:table-cell table:style-name="Tabla7.A3" office:value-type="string">
            <text:p text:style-name="P37"/>
          </table:table-cell>
          <table:table-cell table:style-name="Tabla7.B3" office:value-type="string">
            <text:p text:style-name="P37"/>
          </table:table-cell>
        </table:table-row>
      </table:table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2" fo:column-gap="0.25cm">
          <style:column style:rel-width="8136*" fo:start-indent="0cm" fo:end-indent="0.125cm"/>
          <style:column style:rel-width="8136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50:36.855000000</meta:creation-date>
    <dc:date>2015-12-17T15:00:32.212994386</dc:date>
    <meta:editing-duration>PT6H52M45S</meta:editing-duration>
    <meta:editing-cycles>24</meta:editing-cycles>
    <meta:generator>LibreOffice/5.0.2.2$Linux_X86_64 LibreOffice_project/00m0$Build-2</meta:generator>
    <dc:creator>nerviozzo </dc:creator>
    <meta:document-statistic meta:table-count="10" meta:image-count="0" meta:object-count="0" meta:page-count="3" meta:paragraph-count="230" meta:word-count="1389" meta:character-count="9148" meta:non-whitespace-character-count="7897"/>
  </office:meta>
</office:document-meta>
</file>